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 style:master-page-name="">
      <style:table-properties style:width="5.9cm" fo:margin-left="-0.106cm" fo:margin-top="0cm" fo:margin-bottom="0cm" style:page-number="auto" table:align="left" style:shadow="none" style:may-break-between-rows="true" table:border-model="collapsing"/>
    </style:style>
    <style:style style:name="Tableau1.A" style:family="table-column">
      <style:table-column-properties style:column-width="1.545cm"/>
    </style:style>
    <style:style style:name="Tableau1.B" style:family="table-column">
      <style:table-column-properties style:column-width="2.662cm"/>
    </style:style>
    <style:style style:name="Tableau1.C" style:family="table-column">
      <style:table-column-properties style:column-width="1.693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style:vertical-align="bottom"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style:vertical-align="bottom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 style:data-style-name="N10004">
      <style:table-cell-properties style:vertical-align="bottom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 style:data-style-name="N10004">
      <style:table-cell-properties style:vertical-align="bottom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3" style:family="table-cell">
      <style:table-cell-properties style:vertical-align="bottom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3" style:family="table-cell" style:data-style-name="N10004">
      <style:table-cell-properties style:vertical-align="bottom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3" style:family="table-cell" style:data-style-name="N10004">
      <style:table-cell-properties style:vertical-align="bottom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4.397cm" style:rel-column-width="1638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2" style:family="table-cell" style:data-style-name="N4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2" style:family="table-cell" style:data-style-name="N4">
      <style:table-cell-properties fo:background-color="#cccccc" fo:padding="0.097cm" fo:border="0.05pt solid #000000">
        <style:background-image/>
      </style:table-cell-properties>
    </style:style>
    <style:style style:name="Tableau2.3" style:family="table-row">
      <style:table-row-properties style:min-row-height="0.736cm"/>
    </style:style>
    <style:style style:name="Tableau2.B3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C3" style:family="table-cell" style:data-style-name="N4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D3" style:family="table-cell" style:data-style-name="N4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 style:data-style-name="N4">
      <style:table-cell-properties fo:padding="0.097cm" fo:border-left="0.05pt solid #000000" fo:border-right="none" fo:border-top="none" fo:border-bottom="0.05pt solid #000000"/>
    </style:style>
    <style:style style:name="Tableau2.D4" style:family="table-cell" style:data-style-name="N4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 style:data-style-name="N4">
      <style:table-cell-properties fo:padding="0.097cm" fo:border-left="0.05pt solid #000000" fo:border-right="none" fo:border-top="none" fo:border-bottom="0.05pt solid #000000"/>
    </style:style>
    <style:style style:name="Tableau2.D5" style:family="table-cell" style:data-style-name="N4">
      <style:table-cell-properties fo:padding="0.097cm" fo:border-left="0.05pt solid #000000" fo:border-right="0.05pt solid #000000" fo:border-top="none" fo:border-bottom="0.05pt solid #000000"/>
    </style:style>
    <style:style style:name="Tableau2.B6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C6" style:family="table-cell" style:data-style-name="N4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D6" style:family="table-cell" style:data-style-name="N4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B7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C7" style:family="table-cell" style:data-style-name="N4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D7" style:family="table-cell" style:data-style-name="N4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 style:data-style-name="N4">
      <style:table-cell-properties fo:padding="0.097cm" fo:border-left="0.05pt solid #000000" fo:border-right="none" fo:border-top="none" fo:border-bottom="0.05pt solid #000000"/>
    </style:style>
    <style:style style:name="Tableau2.D8" style:family="table-cell" style:data-style-name="N4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 style:data-style-name="N4">
      <style:table-cell-properties fo:padding="0.097cm" fo:border-left="0.05pt solid #000000" fo:border-right="none" fo:border-top="none" fo:border-bottom="0.05pt solid #000000"/>
    </style:style>
    <style:style style:name="Tableau2.D9" style:family="table-cell" style:data-style-name="N4">
      <style:table-cell-properties fo:padding="0.097cm" fo:border-left="0.05pt solid #000000" fo:border-right="0.05pt solid #000000" fo:border-top="none" fo:border-bottom="0.05pt solid #000000"/>
    </style:style>
    <style:style style:name="Tableau2.B10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C10" style:family="table-cell" style:data-style-name="N4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D10" style:family="table-cell" style:data-style-name="N4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B11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C11" style:family="table-cell" style:data-style-name="N4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D11" style:family="table-cell" style:data-style-name="N4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 style:data-style-name="N4">
      <style:table-cell-properties fo:padding="0.097cm" fo:border-left="0.05pt solid #000000" fo:border-right="none" fo:border-top="none" fo:border-bottom="0.05pt solid #000000"/>
    </style:style>
    <style:style style:name="Tableau2.D12" style:family="table-cell" style:data-style-name="N4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 style:data-style-name="N4">
      <style:table-cell-properties fo:padding="0.097cm" fo:border-left="0.05pt solid #000000" fo:border-right="none" fo:border-top="none" fo:border-bottom="0.05pt solid #000000"/>
    </style:style>
    <style:style style:name="Tableau2.D13" style:family="table-cell" style:data-style-name="N4">
      <style:table-cell-properties fo:padding="0.097cm" fo:border-left="0.05pt solid #000000" fo:border-right="0.05pt solid #000000" fo:border-top="none" fo:border-bottom="0.05pt solid #000000"/>
    </style:style>
    <style:style style:name="Tableau2.B14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C14" style:family="table-cell" style:data-style-name="N4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D14" style:family="table-cell" style:data-style-name="N4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B15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C15" style:family="table-cell" style:data-style-name="N4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D15" style:family="table-cell" style:data-style-name="N4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 style:data-style-name="N4">
      <style:table-cell-properties fo:padding="0.097cm" fo:border-left="0.05pt solid #000000" fo:border-right="none" fo:border-top="none" fo:border-bottom="0.05pt solid #000000"/>
    </style:style>
    <style:style style:name="Tableau2.D16" style:family="table-cell" style:data-style-name="N4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 style:data-style-name="N4">
      <style:table-cell-properties fo:padding="0.097cm" fo:border-left="0.05pt solid #000000" fo:border-right="none" fo:border-top="none" fo:border-bottom="0.05pt solid #000000"/>
    </style:style>
    <style:style style:name="Tableau2.D17" style:family="table-cell" style:data-style-name="N4">
      <style:table-cell-properties fo:padding="0.097cm" fo:border-left="0.05pt solid #000000" fo:border-right="0.05pt solid #000000" fo:border-top="none" fo:border-bottom="0.05pt solid #000000"/>
    </style:style>
    <style:style style:name="Tableau2.B18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C18" style:family="table-cell" style:data-style-name="N4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D18" style:family="table-cell" style:data-style-name="N4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B19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C19" style:family="table-cell" style:data-style-name="N4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D19" style:family="table-cell" style:data-style-name="N4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 style:data-style-name="N4">
      <style:table-cell-properties fo:padding="0.097cm" fo:border-left="0.05pt solid #000000" fo:border-right="none" fo:border-top="none" fo:border-bottom="0.05pt solid #000000"/>
    </style:style>
    <style:style style:name="Tableau2.D20" style:family="table-cell" style:data-style-name="N4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 style:data-style-name="N4">
      <style:table-cell-properties fo:padding="0.097cm" fo:border-left="0.05pt solid #000000" fo:border-right="none" fo:border-top="none" fo:border-bottom="0.05pt solid #000000"/>
    </style:style>
    <style:style style:name="Tableau2.D21" style:family="table-cell" style:data-style-name="N4">
      <style:table-cell-properties fo:padding="0.097cm" fo:border-left="0.05pt solid #000000" fo:border-right="0.05pt solid #000000" fo:border-top="none" fo:border-bottom="0.05pt solid #000000"/>
    </style:style>
    <style:style style:name="Tableau2.B2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C22" style:family="table-cell" style:data-style-name="N4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D22" style:family="table-cell" style:data-style-name="N4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B23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C23" style:family="table-cell" style:data-style-name="N4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D23" style:family="table-cell" style:data-style-name="N4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4" style:family="table-cell">
      <style:table-cell-properties fo:padding="0.097cm" fo:border-left="0.05pt solid #000000" fo:border-right="none" fo:border-top="none" fo:border-bottom="0.05pt solid #000000"/>
    </style:style>
    <style:style style:name="Tableau2.C24" style:family="table-cell" style:data-style-name="N4">
      <style:table-cell-properties fo:padding="0.097cm" fo:border-left="0.05pt solid #000000" fo:border-right="none" fo:border-top="none" fo:border-bottom="0.05pt solid #000000"/>
    </style:style>
    <style:style style:name="Tableau2.D24" style:family="table-cell" style:data-style-name="N4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5" style:family="table-cell">
      <style:table-cell-properties fo:padding="0.097cm" fo:border-left="0.05pt solid #000000" fo:border-right="none" fo:border-top="none" fo:border-bottom="0.05pt solid #000000"/>
    </style:style>
    <style:style style:name="Tableau2.C25" style:family="table-cell" style:data-style-name="N4">
      <style:table-cell-properties fo:padding="0.097cm" fo:border-left="0.05pt solid #000000" fo:border-right="none" fo:border-top="none" fo:border-bottom="0.05pt solid #000000"/>
    </style:style>
    <style:style style:name="Tableau2.D25" style:family="table-cell" style:data-style-name="N4">
      <style:table-cell-properties fo:padding="0.097cm" fo:border-left="0.05pt solid #000000" fo:border-right="0.05pt solid #000000" fo:border-top="none" fo:border-bottom="0.05pt solid #000000"/>
    </style:style>
    <style:style style:name="Tableau2.B26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C26" style:family="table-cell" style:data-style-name="N4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D26" style:family="table-cell" style:data-style-name="N4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B27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C27" style:family="table-cell" style:data-style-name="N4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D27" style:family="table-cell" style:data-style-name="N4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8" style:family="table-cell">
      <style:table-cell-properties fo:padding="0.097cm" fo:border-left="0.05pt solid #000000" fo:border-right="none" fo:border-top="none" fo:border-bottom="0.05pt solid #000000"/>
    </style:style>
    <style:style style:name="Tableau2.C28" style:family="table-cell" style:data-style-name="N4">
      <style:table-cell-properties fo:padding="0.097cm" fo:border-left="0.05pt solid #000000" fo:border-right="none" fo:border-top="none" fo:border-bottom="0.05pt solid #000000"/>
    </style:style>
    <style:style style:name="Tableau2.D28" style:family="table-cell" style:data-style-name="N4">
      <style:table-cell-properties fo:padding="0.097cm" fo:border-left="0.05pt solid #000000" fo:border-right="0.05pt solid #000000" fo:border-top="none" fo:border-bottom="0.05pt solid #000000"/>
    </style:style>
    <style:style style:name="Tableau2.A29" style:family="table-cell">
      <style:table-cell-properties fo:padding="0.097cm" fo:border-left="0.05pt solid #000000" fo:border-right="none" fo:border-top="none" fo:border-bottom="0.05pt solid #000000"/>
    </style:style>
    <style:style style:name="Tableau2.B29" style:family="table-cell">
      <style:table-cell-properties fo:padding="0.097cm" fo:border-left="0.05pt solid #000000" fo:border-right="none" fo:border-top="none" fo:border-bottom="0.05pt solid #000000"/>
    </style:style>
    <style:style style:name="Tableau2.C29" style:family="table-cell" style:data-style-name="N4">
      <style:table-cell-properties fo:padding="0.097cm" fo:border-left="0.05pt solid #000000" fo:border-right="none" fo:border-top="none" fo:border-bottom="0.05pt solid #000000"/>
    </style:style>
    <style:style style:name="Tableau2.D29" style:family="table-cell" style:data-style-name="N4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a105" officeooo:paragraph-rsid="0014a105"/>
    </style:style>
    <style:style style:name="P2" style:family="paragraph" style:parent-style-name="Standard">
      <style:text-properties officeooo:rsid="0015e77d" officeooo:paragraph-rsid="0015e77d"/>
    </style:style>
    <style:style style:name="P3" style:family="paragraph" style:parent-style-name="Standard">
      <style:paragraph-properties fo:text-align="center" style:justify-single-word="false"/>
      <style:text-properties officeooo:rsid="0015e77d" officeooo:paragraph-rsid="0015e77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c00" officeooo:paragraph-rsid="00188c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officeooo:paragraph-rsid="00188c00"/>
    </style:style>
    <style:style style:name="P8" style:family="paragraph" style:parent-style-name="Standard">
      <style:text-properties officeooo:rsid="0018f5e8" officeooo:paragraph-rsid="0018f5e8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88c00" officeooo:paragraph-rsid="00188c00" style:font-weight-asian="bold" style:font-weight-complex="bold"/>
    </style:style>
    <style:style style:name="P10" style:family="paragraph" style:parent-style-name="Table_20_Contents">
      <style:text-properties officeooo:rsid="0015e77d" officeooo:paragraph-rsid="0015e77d"/>
    </style:style>
    <style:style style:name="P11" style:family="paragraph" style:parent-style-name="Table_20_Contents">
      <style:paragraph-properties fo:text-align="center" style:justify-single-word="false"/>
      <style:text-properties officeooo:rsid="0015e77d" officeooo:paragraph-rsid="0015e77d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able_20_Contents">
      <style:paragraph-properties fo:text-align="end" style:justify-single-word="fals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88c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text-properties officeooo:rsid="0015e77d" officeooo:paragraph-rsid="0015e7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rsid="0015e77d" officeooo:paragraph-rsid="0015e77d"/>
    </style:style>
    <style:style style:name="P18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rsid="0015e77d" officeooo:paragraph-rsid="0015e7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6976b"/>
    </style:style>
    <style:style style:name="T2" style:family="text">
      <style:text-properties officeooo:rsid="00188c00"/>
    </style:style>
    <style:style style:name="T3" style:family="text">
      <style:text-properties officeooo:rsid="0018f5e8"/>
    </style:style>
    <style:style style:name="T4" style:family="text">
      <style:text-properties officeooo:rsid="001987c0"/>
    </style:style>
    <number:number-style style:name="N4">
      <number:number number:decimal-places="2" loext:min-decimal-places="2" number:min-integer-digits="1" number:grouping="true"/>
    </number:number-style>
    <number:number-style style:name="N10004" number:language="fr" number:country="FR">
      <number:number number:decimal-places="2" loext:min-decimal-places="2" number:min-integer-digits="1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ésultats expérimentation <text:span text:style-name="T3">module xorgauss</text:span></text:p>
      <text:p text:style-name="P1"/>
      <text:p text:style-name="P1">La valeur K représente à partir de quel niveaux le module xorgauss est activer. Par exemple si K = 3 on active le module à partir de la profondeur 3 dans l’arbre.</text:p>
      <text:p text:style-name="P1"/>
      <text:p text:style-name="P1">Pour chaque K allant de 0 à 13 je calcul la moyenne et l’écart type du nombre de conflit et du temps d’exécution. <text:span text:style-name="T1">On obtient les résultats suivant : </text:span></text:p>
      <text:p text:style-name="P1"/>
      <table:table table:name="Tableau2" table:style-name="Tableau2">
        <table:table-column table:style-name="Tableau2.A" table:number-columns-repeated="4"/>
        <table:table-row table:style-name="TableLine94910225166224">
          <table:table-cell table:style-name="Tableau2.A1" office:value-type="string">
            <text:p text:style-name="P17">Valeur de K</text:p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>Nombre de conflits</text:p>
          </table:table-cell>
          <table:table-cell table:style-name="Tableau2.D1" office:value-type="string">
            <text:p text:style-name="P11">Temps (millisecondes) </text:p>
          </table:table-cell>
        </table:table-row>
        <table:table-row table:style-name="TableLine94910225166224">
          <table:table-cell table:style-name="Tableau2.A2" table:number-rows-spanned="2" office:value-type="string">
            <text:p text:style-name="P18">0</text:p>
          </table:table-cell>
          <table:table-cell table:style-name="Tableau2.B2" office:value-type="string">
            <text:p text:style-name="P15">Moyenne</text:p>
          </table:table-cell>
          <table:table-cell table:style-name="Tableau2.C2" office:value-type="float" office:value="32754">
            <text:p text:style-name="P16">32 754,00</text:p>
          </table:table-cell>
          <table:table-cell table:style-name="Tableau2.D2" office:value-type="float" office:value="1728.81">
            <text:p text:style-name="P16">1 728,81</text:p>
          </table:table-cell>
        </table:table-row>
        <table:table-row table:style-name="Tableau2.3">
          <table:covered-table-cell/>
          <table:table-cell table:style-name="Tableau2.B3" office:value-type="string">
            <text:p text:style-name="P15">Écart type</text:p>
          </table:table-cell>
          <table:table-cell table:style-name="Tableau2.C3" office:value-type="float" office:value="41.07">
            <text:p text:style-name="P16">41,07</text:p>
          </table:table-cell>
          <table:table-cell table:style-name="Tableau2.D3" office:value-type="float" office:value="25.35">
            <text:p text:style-name="P16">25,35</text:p>
          </table:table-cell>
        </table:table-row>
        <table:table-row table:style-name="Tableau2.3">
          <table:table-cell table:style-name="Tableau2.A5" table:number-rows-spanned="2" office:value-type="string">
            <text:p text:style-name="P17">1</text:p>
          </table:table-cell>
          <table:table-cell table:style-name="Tableau2.B5" office:value-type="string">
            <text:p text:style-name="P10">Moyenne</text:p>
          </table:table-cell>
          <table:table-cell table:style-name="Tableau2.C4" office:value-type="float" office:value="79370.65">
            <text:p text:style-name="P12">79 370,65</text:p>
          </table:table-cell>
          <table:table-cell table:style-name="Tableau2.D4" office:value-type="float" office:value="3686.97">
            <text:p text:style-name="P12">3 686,97</text:p>
          </table:table-cell>
        </table:table-row>
        <table:table-row table:style-name="Tableau2.3">
          <table:covered-table-cell/>
          <table:table-cell table:style-name="Tableau2.B5" office:value-type="string">
            <text:p text:style-name="P10">Écart type</text:p>
          </table:table-cell>
          <table:table-cell table:style-name="Tableau2.C5" office:value-type="float" office:value="198.61">
            <text:p text:style-name="P12">198,61</text:p>
          </table:table-cell>
          <table:table-cell table:style-name="Tableau2.D5" office:value-type="float" office:value="57.24">
            <text:p text:style-name="P12">57,24</text:p>
          </table:table-cell>
        </table:table-row>
        <table:table-row table:style-name="Tableau2.3">
          <table:table-cell table:style-name="Tableau2.A2" table:number-rows-spanned="2" office:value-type="string">
            <text:p text:style-name="P17">2</text:p>
          </table:table-cell>
          <table:table-cell table:style-name="Tableau2.B7" office:value-type="string">
            <text:p text:style-name="P15">Moyenne</text:p>
          </table:table-cell>
          <table:table-cell table:style-name="Tableau2.C6" office:value-type="float" office:value="193475.45">
            <text:p text:style-name="P16">193 475,45</text:p>
          </table:table-cell>
          <table:table-cell table:style-name="Tableau2.D6" office:value-type="float" office:value="8131.29">
            <text:p text:style-name="P16">8 131,29</text:p>
          </table:table-cell>
        </table:table-row>
        <table:table-row table:style-name="Tableau2.3">
          <table:covered-table-cell/>
          <table:table-cell table:style-name="Tableau2.B7" office:value-type="string">
            <text:p text:style-name="P15">Écart type</text:p>
          </table:table-cell>
          <table:table-cell table:style-name="Tableau2.C7" office:value-type="float" office:value="381.41">
            <text:p text:style-name="P16">381,41</text:p>
          </table:table-cell>
          <table:table-cell table:style-name="Tableau2.D7" office:value-type="float" office:value="123.45">
            <text:p text:style-name="P16">123,45</text:p>
          </table:table-cell>
        </table:table-row>
        <table:table-row table:style-name="Tableau2.3">
          <table:table-cell table:style-name="Tableau2.A9" table:number-rows-spanned="2" office:value-type="string">
            <text:p text:style-name="P17">3</text:p>
          </table:table-cell>
          <table:table-cell table:style-name="Tableau2.B28" office:value-type="string">
            <text:p text:style-name="P10">Moyenne</text:p>
          </table:table-cell>
          <table:table-cell table:style-name="Tableau2.C8" office:value-type="float" office:value="573920.52">
            <text:p text:style-name="P12">573 920,52</text:p>
          </table:table-cell>
          <table:table-cell table:style-name="Tableau2.D8" office:value-type="float" office:value="20109.94">
            <text:p text:style-name="P12">20 109,94</text:p>
          </table:table-cell>
        </table:table-row>
        <table:table-row table:style-name="Tableau2.3">
          <table:covered-table-cell/>
          <table:table-cell table:style-name="Tableau2.B28" office:value-type="string">
            <text:p text:style-name="P10">Écart type</text:p>
          </table:table-cell>
          <table:table-cell table:style-name="Tableau2.C9" office:value-type="float" office:value="1681.62">
            <text:p text:style-name="P12">1 681,62</text:p>
          </table:table-cell>
          <table:table-cell table:style-name="Tableau2.D9" office:value-type="float" office:value="232.83">
            <text:p text:style-name="P12">232,83</text:p>
          </table:table-cell>
        </table:table-row>
        <table:table-row table:style-name="Tableau2.3">
          <table:table-cell table:style-name="Tableau2.A2" table:number-rows-spanned="2" office:value-type="string">
            <text:p text:style-name="P17">4</text:p>
          </table:table-cell>
          <table:table-cell table:style-name="Tableau2.B11" office:value-type="string">
            <text:p text:style-name="P15">Moyenne</text:p>
          </table:table-cell>
          <table:table-cell table:style-name="Tableau2.C10" office:value-type="float" office:value="1598718.65">
            <text:p text:style-name="P16">1 598 718,65</text:p>
          </table:table-cell>
          <table:table-cell table:style-name="Tableau2.D10" office:value-type="float" office:value="59959.52">
            <text:p text:style-name="P16">59 959,52</text:p>
          </table:table-cell>
        </table:table-row>
        <table:table-row table:style-name="Tableau2.3">
          <table:covered-table-cell/>
          <table:table-cell table:style-name="Tableau2.B11" office:value-type="string">
            <text:p text:style-name="P15">Écart type</text:p>
          </table:table-cell>
          <table:table-cell table:style-name="Tableau2.C11" office:value-type="float" office:value="39999.09">
            <text:p text:style-name="P16">39 999,09</text:p>
          </table:table-cell>
          <table:table-cell table:style-name="Tableau2.D11" office:value-type="float" office:value="11393.46">
            <text:p text:style-name="P16">11 393,46</text:p>
          </table:table-cell>
        </table:table-row>
        <table:table-row table:style-name="Tableau2.3">
          <table:table-cell table:style-name="Tableau2.A13" table:number-rows-spanned="2" office:value-type="string">
            <text:p text:style-name="P17">5</text:p>
          </table:table-cell>
          <table:table-cell table:style-name="Tableau2.B28" office:value-type="string">
            <text:p text:style-name="P10">Moyenne</text:p>
          </table:table-cell>
          <table:table-cell table:style-name="Tableau2.C12" office:value-type="float" office:value="3291286.62">
            <text:p text:style-name="P12">3 291 286,62</text:p>
          </table:table-cell>
          <table:table-cell table:style-name="Tableau2.D12" office:value-type="float" office:value="93026.93">
            <text:p text:style-name="P12">93 026,93</text:p>
          </table:table-cell>
        </table:table-row>
        <table:table-row table:style-name="Tableau2.3">
          <table:covered-table-cell/>
          <table:table-cell table:style-name="Tableau2.B28" office:value-type="string">
            <text:p text:style-name="P10">Écart type</text:p>
          </table:table-cell>
          <table:table-cell table:style-name="Tableau2.C13" office:value-type="float" office:value="123282.61">
            <text:p text:style-name="P12">123 282,61</text:p>
          </table:table-cell>
          <table:table-cell table:style-name="Tableau2.D13" office:value-type="float" office:value="15472.6">
            <text:p text:style-name="P12">15 472,60</text:p>
          </table:table-cell>
        </table:table-row>
        <table:table-row table:style-name="Tableau2.3">
          <table:table-cell table:style-name="Tableau2.A2" table:number-rows-spanned="2" office:value-type="string">
            <text:p text:style-name="P17">6</text:p>
          </table:table-cell>
          <table:table-cell table:style-name="Tableau2.B15" office:value-type="string">
            <text:p text:style-name="P15">Moyenne</text:p>
          </table:table-cell>
          <table:table-cell table:style-name="Tableau2.C14" office:value-type="float" office:value="5469041.71">
            <text:p text:style-name="P16">5 469 041,71</text:p>
          </table:table-cell>
          <table:table-cell table:style-name="Tableau2.D14" office:value-type="float" office:value="196169.95">
            <text:p text:style-name="P16">196 169,95</text:p>
          </table:table-cell>
        </table:table-row>
        <table:table-row table:style-name="Tableau2.3">
          <table:covered-table-cell/>
          <table:table-cell table:style-name="Tableau2.B15" office:value-type="string">
            <text:p text:style-name="P15">Écart type</text:p>
          </table:table-cell>
          <table:table-cell table:style-name="Tableau2.C15" office:value-type="float" office:value="232974.67">
            <text:p text:style-name="P16">232 974,67</text:p>
          </table:table-cell>
          <table:table-cell table:style-name="Tableau2.D15" office:value-type="float" office:value="21672.68">
            <text:p text:style-name="P16">21 672,68</text:p>
          </table:table-cell>
        </table:table-row>
        <table:table-row table:style-name="Tableau2.3">
          <table:table-cell table:style-name="Tableau2.A17" table:number-rows-spanned="2" office:value-type="string">
            <text:p text:style-name="P17">7</text:p>
          </table:table-cell>
          <table:table-cell table:style-name="Tableau2.B28" office:value-type="string">
            <text:p text:style-name="P10">Moyenne</text:p>
          </table:table-cell>
          <table:table-cell table:style-name="Tableau2.C16" office:value-type="float" office:value="7959320.86">
            <text:p text:style-name="P12">7 959 320,86</text:p>
          </table:table-cell>
          <table:table-cell table:style-name="Tableau2.D16" office:value-type="float" office:value="266452.76">
            <text:p text:style-name="P12">266 452,76</text:p>
          </table:table-cell>
        </table:table-row>
        <table:table-row table:style-name="Tableau2.3">
          <table:covered-table-cell/>
          <table:table-cell table:style-name="Tableau2.B28" office:value-type="string">
            <text:p text:style-name="P10">Écart type</text:p>
          </table:table-cell>
          <table:table-cell table:style-name="Tableau2.C17" office:value-type="float" office:value="344705.33">
            <text:p text:style-name="P12">344 705,33</text:p>
          </table:table-cell>
          <table:table-cell table:style-name="Tableau2.D17" office:value-type="float" office:value="37875.48">
            <text:p text:style-name="P12">37 875,48</text:p>
          </table:table-cell>
        </table:table-row>
        <table:table-row table:style-name="Tableau2.3">
          <table:table-cell table:style-name="Tableau2.A2" table:number-rows-spanned="2" office:value-type="string">
            <text:p text:style-name="P17">8</text:p>
          </table:table-cell>
          <table:table-cell table:style-name="Tableau2.B19" office:value-type="string">
            <text:p text:style-name="P15">Moyenne</text:p>
          </table:table-cell>
          <table:table-cell table:style-name="Tableau2.C18" office:value-type="float" office:value="10539474.37">
            <text:p text:style-name="P16">10 539 474,37</text:p>
          </table:table-cell>
          <table:table-cell table:style-name="Tableau2.D18" office:value-type="float" office:value="352532.16">
            <text:p text:style-name="P16">352 532,16</text:p>
          </table:table-cell>
        </table:table-row>
        <table:table-row table:style-name="Tableau2.3">
          <table:covered-table-cell/>
          <table:table-cell table:style-name="Tableau2.B19" office:value-type="string">
            <text:p text:style-name="P15">Écart type</text:p>
          </table:table-cell>
          <table:table-cell table:style-name="Tableau2.C19" office:value-type="float" office:value="314584.3">
            <text:p text:style-name="P16">314 584,30</text:p>
          </table:table-cell>
          <table:table-cell table:style-name="Tableau2.D19" office:value-type="float" office:value="44183.86">
            <text:p text:style-name="P16">44 183,86</text:p>
          </table:table-cell>
        </table:table-row>
        <table:table-row table:style-name="Tableau2.3">
          <table:table-cell table:style-name="Tableau2.A21" table:number-rows-spanned="2" office:value-type="string">
            <text:p text:style-name="P17">9</text:p>
          </table:table-cell>
          <table:table-cell table:style-name="Tableau2.B28" office:value-type="string">
            <text:p text:style-name="P10">Moyenne</text:p>
          </table:table-cell>
          <table:table-cell table:style-name="Tableau2.C20" office:value-type="float" office:value="12985941.71">
            <text:p text:style-name="P12">12 985 941,71</text:p>
          </table:table-cell>
          <table:table-cell table:style-name="Tableau2.D20" office:value-type="float" office:value="402507.47">
            <text:p text:style-name="P12">402 507,47</text:p>
          </table:table-cell>
        </table:table-row>
        <table:table-row table:style-name="Tableau2.3">
          <table:covered-table-cell/>
          <table:table-cell table:style-name="Tableau2.B28" office:value-type="string">
            <text:p text:style-name="P10">Écart type</text:p>
          </table:table-cell>
          <table:table-cell table:style-name="Tableau2.C21" office:value-type="float" office:value="426031.46">
            <text:p text:style-name="P12">426 031,46</text:p>
          </table:table-cell>
          <table:table-cell table:style-name="Tableau2.D21" office:value-type="float" office:value="67515.58">
            <text:p text:style-name="P12">67 515,58</text:p>
          </table:table-cell>
        </table:table-row>
        <table:table-row table:style-name="Tableau2.3">
          <table:table-cell table:style-name="Tableau2.A2" table:number-rows-spanned="2" office:value-type="string">
            <text:p text:style-name="P17">10</text:p>
          </table:table-cell>
          <table:table-cell table:style-name="Tableau2.B23" office:value-type="string">
            <text:p text:style-name="P15">Moyenne</text:p>
          </table:table-cell>
          <table:table-cell table:style-name="Tableau2.C22" office:value-type="float" office:value="15173325.33">
            <text:p text:style-name="P16">15 173 325,33</text:p>
          </table:table-cell>
          <table:table-cell table:style-name="Tableau2.D22" office:value-type="float" office:value="444346.08">
            <text:p text:style-name="P16">444 346,08</text:p>
          </table:table-cell>
        </table:table-row>
        <table:table-row table:style-name="Tableau2.3">
          <table:covered-table-cell/>
          <table:table-cell table:style-name="Tableau2.B23" office:value-type="string">
            <text:p text:style-name="P15">Écart type</text:p>
          </table:table-cell>
          <table:table-cell table:style-name="Tableau2.C23" office:value-type="float" office:value="401206.05">
            <text:p text:style-name="P16">401 206,05</text:p>
          </table:table-cell>
          <table:table-cell table:style-name="Tableau2.D23" office:value-type="float" office:value="81555.84">
            <text:p text:style-name="P16">81 555,84</text:p>
          </table:table-cell>
        </table:table-row>
        <table:table-row table:style-name="Tableau2.3">
          <table:table-cell table:style-name="Tableau2.A25" table:number-rows-spanned="2" office:value-type="string">
            <text:p text:style-name="P17">11</text:p>
          </table:table-cell>
          <table:table-cell table:style-name="Tableau2.B28" office:value-type="string">
            <text:p text:style-name="P10">Moyenne</text:p>
          </table:table-cell>
          <table:table-cell table:style-name="Tableau2.C24" office:value-type="float" office:value="17237373">
            <text:p text:style-name="P12">17 237 373,00</text:p>
          </table:table-cell>
          <table:table-cell table:style-name="Tableau2.D24" office:value-type="float" office:value="529797.83">
            <text:p text:style-name="P12">529 797,83</text:p>
          </table:table-cell>
        </table:table-row>
        <table:table-row table:style-name="Tableau2.3">
          <table:covered-table-cell/>
          <table:table-cell table:style-name="Tableau2.B28" office:value-type="string">
            <text:p text:style-name="P10">Écart type</text:p>
          </table:table-cell>
          <table:table-cell table:style-name="Tableau2.C25" office:value-type="float" office:value="481762.57">
            <text:p text:style-name="P12">481 762,57</text:p>
          </table:table-cell>
          <table:table-cell table:style-name="Tableau2.D25" office:value-type="float" office:value="104634.79">
            <text:p text:style-name="P12">104 634,79</text:p>
          </table:table-cell>
        </table:table-row>
        <table:table-row table:style-name="Tableau2.3">
          <table:table-cell table:style-name="Tableau2.A2" table:number-rows-spanned="2" office:value-type="string">
            <text:p text:style-name="P17">12</text:p>
          </table:table-cell>
          <table:table-cell table:style-name="Tableau2.B27" office:value-type="string">
            <text:p text:style-name="P15">Moyenne</text:p>
          </table:table-cell>
          <table:table-cell table:style-name="Tableau2.C26" office:value-type="float" office:value="18949851">
            <text:p text:style-name="P16">18 949 851,00</text:p>
          </table:table-cell>
          <table:table-cell table:style-name="Tableau2.D26" office:value-type="float" office:value="686271.6">
            <text:p text:style-name="P16">686 271,60</text:p>
          </table:table-cell>
        </table:table-row>
        <table:table-row table:style-name="Tableau2.3">
          <table:covered-table-cell/>
          <table:table-cell table:style-name="Tableau2.B27" office:value-type="string">
            <text:p text:style-name="P10">Écart type</text:p>
          </table:table-cell>
          <table:table-cell table:style-name="Tableau2.C27" office:value-type="float" office:value="264339.31">
            <text:p text:style-name="P12">264 339,31</text:p>
          </table:table-cell>
          <table:table-cell table:style-name="Tableau2.D27" office:value-type="float" office:value="51366.01">
            <text:p text:style-name="P12">51 366,01</text:p>
          </table:table-cell>
        </table:table-row>
        <text:soft-page-break/>
        <table:table-row table:style-name="Tableau2.3">
          <table:table-cell table:style-name="Tableau2.A28" table:number-rows-spanned="2" office:value-type="string">
            <text:p text:style-name="P17">13</text:p>
          </table:table-cell>
          <table:table-cell table:style-name="Tableau2.B28" office:value-type="string">
            <text:p text:style-name="P10">Moyenne</text:p>
          </table:table-cell>
          <table:table-cell table:style-name="Tableau2.C28" office:value-type="float" office:value="20471913">
            <text:p text:style-name="P12">20 471 913,00</text:p>
          </table:table-cell>
          <table:table-cell table:style-name="Tableau2.D28" office:value-type="float" office:value="722521.5">
            <text:p text:style-name="P12">722 521,50</text:p>
          </table:table-cell>
        </table:table-row>
        <table:table-row table:style-name="Tableau2.3">
          <table:covered-table-cell/>
          <table:table-cell table:style-name="Tableau2.B29" office:value-type="string">
            <text:p text:style-name="P10">Écart type</text:p>
          </table:table-cell>
          <table:table-cell table:style-name="Tableau2.C29" office:value-type="float" office:value="362422.69">
            <text:p text:style-name="P12">362 422,69</text:p>
          </table:table-cell>
          <table:table-cell table:style-name="Tableau2.D29" office:value-type="float" office:value="77024.34">
            <text:p text:style-name="P12">77 024,34</text:p>
          </table:table-cell>
        </table:table-row>
      </table:table>
      <text:p text:style-name="P1"/>
      <text:p text:style-name="P1"/>
      <text:p text:style-name="P1"/>
      <text:p text:style-name="P2">J’ai aussi calculer le nombre de conflits par milliseconde obtenue pour chaque K : </text:p>
      <text:p text:style-name="P2"/>
      <table:table table:name="Tableau1" table:style-name="Tableau1" table:template-name="Style par défaut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">K</text:p>
          </table:table-cell>
          <table:table-cell table:style-name="Tableau1.A1" office:value-type="string">
            <text:p text:style-name="P6">Conflit moyen</text:p>
          </table:table-cell>
          <table:table-cell table:style-name="Tableau1.C1" office:value-type="string">
            <text:p text:style-name="P5">Conf/ml</text:p>
          </table:table-cell>
        </table:table-row>
        <table:table-row table:style-name="Tableau1.1">
          <table:table-cell table:style-name="Tableau1.A2" office:value-type="string">
            <text:p text:style-name="P5">0</text:p>
          </table:table-cell>
          <table:table-cell table:style-name="Tableau1.B2" office:value-type="float" office:value="32754">
            <text:p text:style-name="P13">32 754,00</text:p>
          </table:table-cell>
          <table:table-cell table:style-name="Tableau1.C2" office:value-type="float" office:value="18.94">
            <text:p text:style-name="P5">18,94</text:p>
          </table:table-cell>
        </table:table-row>
        <table:table-row table:style-name="Tableau1.1">
          <table:table-cell table:style-name="Tableau1.A3" office:value-type="string">
            <text:p text:style-name="P5">1</text:p>
          </table:table-cell>
          <table:table-cell table:style-name="Tableau1.B3" office:value-type="float" office:value="79370.65">
            <text:p text:style-name="P13">79 370,65</text:p>
          </table:table-cell>
          <table:table-cell table:style-name="Tableau1.C3" office:value-type="float" office:value="21.53">
            <text:p text:style-name="P5">21,53</text:p>
          </table:table-cell>
        </table:table-row>
        <table:table-row table:style-name="Tableau1.1">
          <table:table-cell table:style-name="Tableau1.A2" office:value-type="string">
            <text:p text:style-name="P5">2</text:p>
          </table:table-cell>
          <table:table-cell table:style-name="Tableau1.B2" office:value-type="float" office:value="193475.45">
            <text:p text:style-name="P13">193 475,45</text:p>
          </table:table-cell>
          <table:table-cell table:style-name="Tableau1.C2" office:value-type="float" office:value="23.79">
            <text:p text:style-name="P5">23,79</text:p>
          </table:table-cell>
        </table:table-row>
        <table:table-row table:style-name="Tableau1.1">
          <table:table-cell table:style-name="Tableau1.A3" office:value-type="string">
            <text:p text:style-name="P5">3</text:p>
          </table:table-cell>
          <table:table-cell table:style-name="Tableau1.B3" office:value-type="float" office:value="573920.52">
            <text:p text:style-name="P13">573 920,52</text:p>
          </table:table-cell>
          <table:table-cell table:style-name="Tableau1.C3" office:value-type="float" office:value="28.54">
            <text:p text:style-name="P5">28,54</text:p>
          </table:table-cell>
        </table:table-row>
        <table:table-row table:style-name="Tableau1.1">
          <table:table-cell table:style-name="Tableau1.A2" office:value-type="string">
            <text:p text:style-name="P5">4</text:p>
          </table:table-cell>
          <table:table-cell table:style-name="Tableau1.B2" office:value-type="float" office:value="1598718.65">
            <text:p text:style-name="P13">1 598 718,65</text:p>
          </table:table-cell>
          <table:table-cell table:style-name="Tableau1.C2" office:value-type="float" office:value="26.66">
            <text:p text:style-name="P5">26,66</text:p>
          </table:table-cell>
        </table:table-row>
        <table:table-row table:style-name="Tableau1.1">
          <table:table-cell table:style-name="Tableau1.A3" office:value-type="string">
            <text:p text:style-name="P5">5</text:p>
          </table:table-cell>
          <table:table-cell table:style-name="Tableau1.B3" office:value-type="float" office:value="3291286.62">
            <text:p text:style-name="P13">3 291 286,62</text:p>
          </table:table-cell>
          <table:table-cell table:style-name="Tableau1.C3" office:value-type="float" office:value="35.38">
            <text:p text:style-name="P5">35,38</text:p>
          </table:table-cell>
        </table:table-row>
        <table:table-row table:style-name="Tableau1.1">
          <table:table-cell table:style-name="Tableau1.A2" office:value-type="string">
            <text:p text:style-name="P5">6</text:p>
          </table:table-cell>
          <table:table-cell table:style-name="Tableau1.B2" office:value-type="float" office:value="5469041.71">
            <text:p text:style-name="P13">5 469 041,71</text:p>
          </table:table-cell>
          <table:table-cell table:style-name="Tableau1.C2" office:value-type="float" office:value="27.88">
            <text:p text:style-name="P5">27,88</text:p>
          </table:table-cell>
        </table:table-row>
        <table:table-row table:style-name="Tableau1.1">
          <table:table-cell table:style-name="Tableau1.A3" office:value-type="string">
            <text:p text:style-name="P5">7</text:p>
          </table:table-cell>
          <table:table-cell table:style-name="Tableau1.B3" office:value-type="float" office:value="7959320.86">
            <text:p text:style-name="P13">7 959 320,86</text:p>
          </table:table-cell>
          <table:table-cell table:style-name="Tableau1.C3" office:value-type="float" office:value="29.87">
            <text:p text:style-name="P5">29,87</text:p>
          </table:table-cell>
        </table:table-row>
        <table:table-row table:style-name="Tableau1.1">
          <table:table-cell table:style-name="Tableau1.A2" office:value-type="string">
            <text:p text:style-name="P5">8</text:p>
          </table:table-cell>
          <table:table-cell table:style-name="Tableau1.B2" office:value-type="float" office:value="10539474.37">
            <text:p text:style-name="P13">10 539 474,37</text:p>
          </table:table-cell>
          <table:table-cell table:style-name="Tableau1.C2" office:value-type="float" office:value="29.9">
            <text:p text:style-name="P5">29,90</text:p>
          </table:table-cell>
        </table:table-row>
        <table:table-row table:style-name="Tableau1.1">
          <table:table-cell table:style-name="Tableau1.A3" office:value-type="string">
            <text:p text:style-name="P5">9</text:p>
          </table:table-cell>
          <table:table-cell table:style-name="Tableau1.B3" office:value-type="float" office:value="12985941.71">
            <text:p text:style-name="P13">12 985 941,71</text:p>
          </table:table-cell>
          <table:table-cell table:style-name="Tableau1.C3" office:value-type="float" office:value="32.26">
            <text:p text:style-name="P5">32,26</text:p>
          </table:table-cell>
        </table:table-row>
        <table:table-row table:style-name="Tableau1.1">
          <table:table-cell table:style-name="Tableau1.A2" office:value-type="string">
            <text:p text:style-name="P5">10</text:p>
          </table:table-cell>
          <table:table-cell table:style-name="Tableau1.B2" office:value-type="float" office:value="15173325.33">
            <text:p text:style-name="P13">15 173 325,33</text:p>
          </table:table-cell>
          <table:table-cell table:style-name="Tableau1.C2" office:value-type="float" office:value="34.15">
            <text:p text:style-name="P5">34,15</text:p>
          </table:table-cell>
        </table:table-row>
        <table:table-row table:style-name="Tableau1.1">
          <table:table-cell table:style-name="Tableau1.A3" office:value-type="string">
            <text:p text:style-name="P5">11</text:p>
          </table:table-cell>
          <table:table-cell table:style-name="Tableau1.B3" office:value-type="float" office:value="17237373">
            <text:p text:style-name="P13">17 237 373,00</text:p>
          </table:table-cell>
          <table:table-cell table:style-name="Tableau1.C3" office:value-type="float" office:value="32.54">
            <text:p text:style-name="P5">32,54</text:p>
          </table:table-cell>
        </table:table-row>
        <table:table-row table:style-name="Tableau1.1">
          <table:table-cell table:style-name="Tableau1.A2" office:value-type="string">
            <text:p text:style-name="P5">12</text:p>
          </table:table-cell>
          <table:table-cell table:style-name="Tableau1.B2" office:value-type="float" office:value="18949851">
            <text:p text:style-name="P13">18 949 851,00</text:p>
          </table:table-cell>
          <table:table-cell table:style-name="Tableau1.C2" office:value-type="float" office:value="27.61">
            <text:p text:style-name="P5">27,61</text:p>
          </table:table-cell>
        </table:table-row>
        <table:table-row table:style-name="Tableau1.1">
          <table:table-cell table:style-name="Tableau1.A3" office:value-type="string">
            <text:p text:style-name="P5">13</text:p>
          </table:table-cell>
          <table:table-cell table:style-name="Tableau1.B3" office:value-type="float" office:value="20471913">
            <text:p text:style-name="P13">20 471 913,00</text:p>
          </table:table-cell>
          <table:table-cell table:style-name="Tableau1.C3" office:value-type="float" office:value="28.33">
            <text:p text:style-name="P5">28,33</text:p>
          </table:table-cell>
        </table:table-row>
      </table:table>
      <text:p text:style-name="P4"/>
      <text:p text:style-name="P7"><text:span text:style-name="T2">J’en ai conclue qu’il est donc nécessaire d’activer le module au début du parcoure de l’arbre.</text:span></text:p>
      <text:p text:style-name="P7"/>
      <text:p text:style-name="P9">Ce que je compte tester lors de mon retour au MIS : </text:p>
      <text:p text:style-name="P8">Les prochains test<text:span text:style-name="T4">s</text:span> que je compte effectuer se concentreron<text:span text:style-name="T4">t</text:span> sur l’activation du module à partir du niveau 0 jusqu’à un niveau K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2T17:48:44.845140008</meta:creation-date>
    <dc:date>2022-12-02T18:39:40.078680222</dc:date>
    <meta:editing-duration>PT15M28S</meta:editing-duration>
    <meta:editing-cycles>4</meta:editing-cycles>
    <meta:generator>LibreOffice/6.4.7.2$Linux_X86_64 LibreOffice_project/40$Build-2</meta:generator>
    <meta:document-statistic meta:table-count="2" meta:image-count="0" meta:object-count="0" meta:page-count="2" meta:paragraph-count="153" meta:word-count="378" meta:character-count="1822" meta:non-whitespace-character-count="1593"/>
  </office:meta>
</office:document-meta>
</file>